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84cm"/>
    </style:style>
    <style:style style:name="co2" style:family="table-column">
      <style:table-column-properties fo:break-before="auto" style:column-width="2.152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5.6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llsort" table:style-name="ta1">
        <table:shapes>
          <draw:frame draw:z-index="0" draw:style-name="gr1" draw:text-style-name="P1" svg:width="16.006cm" svg:height="9.006cm" svg:x="15.862cm" svg:y="3.337cm">
            <draw:object draw:notify-on-update-of-ranges="shellsort.A2:shellsort.A11 shellsort.B1:shellsort.B1 shellsort.B2:shellsort.B11 shellsort.A2:shellsort.A11 shellsort.D1:shellsort.D1 shellsort.D2:shellsort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Tam. Caso</text:p>
          </table:table-cell>
          <table:table-cell table:style-name="ce1" office:value-type="string" calcext:value-type="string">
            <text:p>Tiempo (us)</text:p>
          </table:table-cell>
          <table:table-cell table:style-name="ce1" office:value-type="string" calcext:value-type="string">
            <text:p>K=Tiempo/f(n)</text:p>
          </table:table-cell>
          <table:table-cell table:style-name="ce1" office:value-type="string" calcext:value-type="string">
            <text:p>Tiempo teórico estimado= K*f(n)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table:formula="of:=[.B2]/([.A2]*LOG([.A2])*LOG([.A2]))" office:value-type="float" office:value="0.0133333333333333" calcext:value-type="float">
            <text:p>0,0133333333333333</text:p>
          </table:table-cell>
          <table:table-cell table:formula="of:=[.A2]*LOG([.A2])*LOG([.A2]) * [.F$3]" office:value-type="float" office:value="75.2621404462903" calcext:value-type="float">
            <text:p>75,2621404462903</text:p>
          </table:table-cell>
          <table:table-cell/>
          <table:table-cell table:style-name="ce5" office:value-type="string" calcext:value-type="string">
            <text:p>K promedio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991" calcext:value-type="float">
            <text:p>1991</text:p>
          </table:table-cell>
          <table:table-cell table:formula="of:=[.B3]/([.A3]*LOG([.A3])*LOG([.A3]))" office:value-type="float" office:value="0.0110819573076058" calcext:value-type="float">
            <text:p>0,0110819573076058</text:p>
          </table:table-cell>
          <table:table-cell table:formula="of:=[.A3]*LOG([.A3])*LOG([.A3]) * [.F$3]" office:value-type="float" office:value="1502.41130664728" calcext:value-type="float">
            <text:p>1502,41130664728</text:p>
          </table:table-cell>
          <table:table-cell/>
          <table:table-cell table:formula="of:=AVERAGE([.C2:.C91])" office:value-type="float" office:value="0.00836246004958781" calcext:value-type="float">
            <text:p>0,00836246004958781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3935" calcext:value-type="float">
            <text:p>3935</text:p>
          </table:table-cell>
          <table:table-cell table:formula="of:=[.B4]/([.A4]*LOG([.A4])*LOG([.A4]))" office:value-type="float" office:value="0.0100302520490446" calcext:value-type="float">
            <text:p>0,0100302520490446</text:p>
          </table:table-cell>
          <table:table-cell table:formula="of:=[.A4]*LOG([.A4])*LOG([.A4]) * [.F$3]" office:value-type="float" office:value="3280.7032300113" calcext:value-type="float">
            <text:p>3280,7032300113</text:p>
          </table:table-cell>
          <table:table-cell table:number-columns-repeated="2"/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5668" calcext:value-type="float">
            <text:p>5668</text:p>
          </table:table-cell>
          <table:table-cell table:formula="of:=[.B5]/([.A5]*LOG([.A5])*LOG([.A5]))" office:value-type="float" office:value="0.0090638369936676" calcext:value-type="float">
            <text:p>0,0090638369936676</text:p>
          </table:table-cell>
          <table:table-cell table:formula="of:=[.A5]*LOG([.A5])*LOG([.A5]) * [.F$3]" office:value-type="float" office:value="5229.39938065726" calcext:value-type="float">
            <text:p>5229,39938065726</text:p>
          </table:table-cell>
          <table:table-cell table:number-columns-repeated="2"/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9193" calcext:value-type="float">
            <text:p>9193</text:p>
          </table:table-cell>
          <table:table-cell table:formula="of:=[.B6]/([.A6]*LOG([.A6])*LOG([.A6]))" office:value-type="float" office:value="0.0105377330644775" calcext:value-type="float">
            <text:p>0,0105377330644775</text:p>
          </table:table-cell>
          <table:table-cell table:formula="of:=[.A6]*LOG([.A6])*LOG([.A6]) * [.F$3]" office:value-type="float" office:value="7295.3162473823" calcext:value-type="float">
            <text:p>7295,3162473823</text:p>
          </table:table-cell>
          <table:table-cell table:number-columns-repeated="2"/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9826" calcext:value-type="float">
            <text:p>9826</text:p>
          </table:table-cell>
          <table:table-cell table:formula="of:=[.B7]/([.A7]*LOG([.A7])*LOG([.A7]))" office:value-type="float" office:value="0.00869386672172942" calcext:value-type="float">
            <text:p>0,00869386672172942</text:p>
          </table:table-cell>
          <table:table-cell table:formula="of:=[.A7]*LOG([.A7])*LOG([.A7]) * [.F$3]" office:value-type="float" office:value="9451.4368666218" calcext:value-type="float">
            <text:p>9451,4368666218</text:p>
          </table:table-cell>
          <table:table-cell table:number-columns-repeated="2"/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12204" calcext:value-type="float">
            <text:p>12204</text:p>
          </table:table-cell>
          <table:table-cell table:formula="of:=[.B8]/([.A8]*LOG([.A8])*LOG([.A8]))" office:value-type="float" office:value="0.00873672385588576" calcext:value-type="float">
            <text:p>0,00873672385588576</text:p>
          </table:table-cell>
          <table:table-cell table:formula="of:=[.A8]*LOG([.A8])*LOG([.A8]) * [.F$3]" office:value-type="float" office:value="11681.2050064301" calcext:value-type="float">
            <text:p>11681,2050064301</text:p>
          </table:table-cell>
          <table:table-cell table:number-columns-repeated="2"/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14528" calcext:value-type="float">
            <text:p>14528</text:p>
          </table:table-cell>
          <table:table-cell table:formula="of:=[.B9]/([.A9]*LOG([.A9])*LOG([.A9]))" office:value-type="float" office:value="0.00869438117027315" calcext:value-type="float">
            <text:p>0,00869438117027315</text:p>
          </table:table-cell>
          <table:table-cell table:formula="of:=[.A9]*LOG([.A9])*LOG([.A9]) * [.F$3]" office:value-type="float" office:value="13973.3716777677" calcext:value-type="float">
            <text:p>13973,3716777677</text:p>
          </table:table-cell>
          <table:table-cell table:number-columns-repeated="2"/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16999" calcext:value-type="float">
            <text:p>16999</text:p>
          </table:table-cell>
          <table:table-cell table:formula="of:=[.B10]/([.A10]*LOG([.A10])*LOG([.A10]))" office:value-type="float" office:value="0.00871050662408743" calcext:value-type="float">
            <text:p>0,00871050662408743</text:p>
          </table:table-cell>
          <table:table-cell table:formula="of:=[.A10]*LOG([.A10])*LOG([.A10]) * [.F$3]" office:value-type="float" office:value="16319.769276088" calcext:value-type="float">
            <text:p>16319,769276088</text:p>
          </table:table-cell>
          <table:table-cell table:number-columns-repeated="2"/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19043" calcext:value-type="float">
            <text:p>19043</text:p>
          </table:table-cell>
          <table:table-cell table:formula="of:=[.B11]/([.A11]*LOG([.A11])*LOG([.A11]))" office:value-type="float" office:value="0.00850939156606664" calcext:value-type="float">
            <text:p>0,00850939156606664</text:p>
          </table:table-cell>
          <table:table-cell table:formula="of:=[.A11]*LOG([.A11])*LOG([.A11]) * [.F$3]" office:value-type="float" office:value="18714.184849518" calcext:value-type="float">
            <text:p>18714,184849518</text:p>
          </table:table-cell>
          <table:table-cell table:number-columns-repeated="2"/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21823" calcext:value-type="float">
            <text:p>21823</text:p>
          </table:table-cell>
          <table:table-cell table:formula="of:=[.B12]/([.A12]*LOG([.A12])*LOG([.A12]))" office:value-type="float" office:value="0.00862785216281885" calcext:value-type="float">
            <text:p>0,00862785216281885</text:p>
          </table:table-cell>
          <table:table-cell table:formula="of:=[.A12]*LOG([.A12])*LOG([.A12]) * [.F$3]" office:value-type="float" office:value="21151.7260864297" calcext:value-type="float">
            <text:p>21151,7260864297</text:p>
          </table:table-cell>
          <table:table-cell table:number-columns-repeated="2"/>
        </table:table-row>
        <table:table-row table:style-name="ro1">
          <table:table-cell office:value-type="float" office:value="111000" calcext:value-type="float">
            <text:p>111000</text:p>
          </table:table-cell>
          <table:table-cell table:style-name="ce1" office:value-type="float" office:value="24195" calcext:value-type="float">
            <text:p>24195</text:p>
          </table:table-cell>
          <table:table-cell table:formula="of:=[.B13]/([.A13]*LOG([.A13])*LOG([.A13]))" office:value-type="float" office:value="0.00856297550297051" calcext:value-type="float">
            <text:p>0,00856297550297051</text:p>
          </table:table-cell>
          <table:table-cell table:formula="of:=[.A13]*LOG([.A13])*LOG([.A13]) * [.F$3]" office:value-type="float" office:value="23628.436263725" calcext:value-type="float">
            <text:p>23628,436263725</text:p>
          </table:table-cell>
          <table:table-cell table:number-columns-repeated="2"/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25971" calcext:value-type="float">
            <text:p>25971</text:p>
          </table:table-cell>
          <table:table-cell table:formula="of:=[.B14]/([.A14]*LOG([.A14])*LOG([.A14]))" office:value-type="float" office:value="0.00830806258548069" calcext:value-type="float">
            <text:p>0,00830806258548069</text:p>
          </table:table-cell>
          <table:table-cell table:formula="of:=[.A14]*LOG([.A14])*LOG([.A14]) * [.F$3]" office:value-type="float" office:value="26141.0464489513" calcext:value-type="float">
            <text:p>26141,0464489513</text:p>
          </table:table-cell>
          <table:table-cell table:number-columns-repeated="2"/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30177" calcext:value-type="float">
            <text:p>30177</text:p>
          </table:table-cell>
          <table:table-cell table:formula="of:=[.B15]/([.A15]*LOG([.A15])*LOG([.A15]))" office:value-type="float" office:value="0.0087968641093844" calcext:value-type="float">
            <text:p>0,0087968641093844</text:p>
          </table:table-cell>
          <table:table-cell table:formula="of:=[.A15]*LOG([.A15])*LOG([.A15]) * [.F$3]" office:value-type="float" office:value="28686.8085920758" calcext:value-type="float">
            <text:p>28686,8085920758</text:p>
          </table:table-cell>
          <table:table-cell table:number-columns-repeated="2"/>
        </table:table-row>
        <table:table-row table:style-name="ro1">
          <table:table-cell office:value-type="float" office:value="141000" calcext:value-type="float">
            <text:p>141000</text:p>
          </table:table-cell>
          <table:table-cell office:value-type="float" office:value="31077" calcext:value-type="float">
            <text:p>31077</text:p>
          </table:table-cell>
          <table:table-cell table:formula="of:=[.B16]/([.A16]*LOG([.A16])*LOG([.A16]))" office:value-type="float" office:value="0.00831260664365474" calcext:value-type="float">
            <text:p>0,00831260664365474</text:p>
          </table:table-cell>
          <table:table-cell table:formula="of:=[.A16]*LOG([.A16])*LOG([.A16]) * [.F$3]" office:value-type="float" office:value="31263.3788776009" calcext:value-type="float">
            <text:p>31263,3788776009</text:p>
          </table:table-cell>
          <table:table-cell table:number-columns-repeated="2"/>
        </table:table-row>
        <table:table-row table:style-name="ro1">
          <table:table-cell office:value-type="float" office:value="151000" calcext:value-type="float">
            <text:p>151000</text:p>
          </table:table-cell>
          <table:table-cell office:value-type="float" office:value="33902" calcext:value-type="float">
            <text:p>33902</text:p>
          </table:table-cell>
          <table:table-cell table:formula="of:=[.B17]/([.A17]*LOG([.A17])*LOG([.A17]))" office:value-type="float" office:value="0.00837067376922959" calcext:value-type="float">
            <text:p>0,00837067376922959</text:p>
          </table:table-cell>
          <table:table-cell table:formula="of:=[.A17]*LOG([.A17])*LOG([.A17]) * [.F$3]" office:value-type="float" office:value="33868.7336786772" calcext:value-type="float">
            <text:p>33868,7336786772</text:p>
          </table:table-cell>
          <table:table-cell table:number-columns-repeated="2"/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float" office:value="37684" calcext:value-type="float">
            <text:p>37684</text:p>
          </table:table-cell>
          <table:table-cell table:formula="of:=[.B18]/([.A18]*LOG([.A18])*LOG([.A18]))" office:value-type="float" office:value="0.0086334625634617" calcext:value-type="float">
            <text:p>0,0086334625634617</text:p>
          </table:table-cell>
          <table:table-cell table:formula="of:=[.A18]*LOG([.A18])*LOG([.A18]) * [.F$3]" office:value-type="float" office:value="36501.107428479" calcext:value-type="float">
            <text:p>36501,107428479</text:p>
          </table:table-cell>
          <table:table-cell table:number-columns-repeated="2"/>
        </table:table-row>
        <table:table-row table:style-name="ro1">
          <table:table-cell office:value-type="float" office:value="171000" calcext:value-type="float">
            <text:p>171000</text:p>
          </table:table-cell>
          <table:table-cell office:value-type="float" office:value="40081" calcext:value-type="float">
            <text:p>40081</text:p>
          </table:table-cell>
          <table:table-cell table:formula="of:=[.B19]/([.A19]*LOG([.A19])*LOG([.A19]))" office:value-type="float" office:value="0.00855936633247968" calcext:value-type="float">
            <text:p>0,00855936633247968</text:p>
          </table:table-cell>
          <table:table-cell table:formula="of:=[.A19]*LOG([.A19])*LOG([.A19]) * [.F$3]" office:value-type="float" office:value="39158.9456775157" calcext:value-type="float">
            <text:p>39158,9456775157</text:p>
          </table:table-cell>
          <table:table-cell table:number-columns-repeated="2"/>
        </table:table-row>
        <table:table-row table:style-name="ro1">
          <table:table-cell office:value-type="float" office:value="181000" calcext:value-type="float">
            <text:p>181000</text:p>
          </table:table-cell>
          <table:table-cell office:value-type="float" office:value="43087" calcext:value-type="float">
            <text:p>43087</text:p>
          </table:table-cell>
          <table:table-cell table:formula="of:=[.B20]/([.A20]*LOG([.A20])*LOG([.A20]))" office:value-type="float" office:value="0.00861151608967528" calcext:value-type="float">
            <text:p>0,00861151608967528</text:p>
          </table:table-cell>
          <table:table-cell table:formula="of:=[.A20]*LOG([.A20])*LOG([.A20]) * [.F$3]" office:value-type="float" office:value="41840.8689485682" calcext:value-type="float">
            <text:p>41840,8689485682</text:p>
          </table:table-cell>
          <table:table-cell table:number-columns-repeated="2"/>
        </table:table-row>
        <table:table-row table:style-name="ro1">
          <table:table-cell office:value-type="float" office:value="191000" calcext:value-type="float">
            <text:p>191000</text:p>
          </table:table-cell>
          <table:table-cell office:value-type="float" office:value="45115" calcext:value-type="float">
            <text:p>45115</text:p>
          </table:table-cell>
          <table:table-cell table:formula="of:=[.B21]/([.A21]*LOG([.A21])*LOG([.A21]))" office:value-type="float" office:value="0.0084693439696371" calcext:value-type="float">
            <text:p>0,0084693439696371</text:p>
          </table:table-cell>
          <table:table-cell table:formula="of:=[.A21]*LOG([.A21])*LOG([.A21]) * [.F$3]" office:value-type="float" office:value="44545.6444430276" calcext:value-type="float">
            <text:p>44545,6444430276</text:p>
          </table:table-cell>
          <table:table-cell table:number-columns-repeated="2"/>
        </table:table-row>
        <table:table-row table:style-name="ro1">
          <table:table-cell office:value-type="float" office:value="201000" calcext:value-type="float">
            <text:p>201000</text:p>
          </table:table-cell>
          <table:table-cell office:value-type="float" office:value="46249" calcext:value-type="float">
            <text:p>46249</text:p>
          </table:table-cell>
          <table:table-cell table:formula="of:=[.B22]/([.A22]*LOG([.A22])*LOG([.A22]))" office:value-type="float" office:value="0.00818146210434432" calcext:value-type="float">
            <text:p>0,00818146210434432</text:p>
          </table:table-cell>
          <table:table-cell table:formula="of:=[.A22]*LOG([.A22])*LOG([.A22]) * [.F$3]" office:value-type="float" office:value="47272.1635693969" calcext:value-type="float">
            <text:p>47272,1635693969</text:p>
          </table:table-cell>
          <table:table-cell table:number-columns-repeated="2"/>
        </table:table-row>
        <table:table-row table:style-name="ro1">
          <table:table-cell office:value-type="float" office:value="211000" calcext:value-type="float">
            <text:p>211000</text:p>
          </table:table-cell>
          <table:table-cell office:value-type="float" office:value="50628" calcext:value-type="float">
            <text:p>50628</text:p>
          </table:table-cell>
          <table:table-cell table:formula="of:=[.B23]/([.A23]*LOG([.A23])*LOG([.A23]))" office:value-type="float" office:value="0.00846420439660995" calcext:value-type="float">
            <text:p>0,00846420439660995</text:p>
          </table:table-cell>
          <table:table-cell table:formula="of:=[.A23]*LOG([.A23])*LOG([.A23]) * [.F$3]" office:value-type="float" office:value="50019.4238645867" calcext:value-type="float">
            <text:p>50019,4238645867</text:p>
          </table:table-cell>
          <table:table-cell table:number-columns-repeated="2"/>
        </table:table-row>
        <table:table-row table:style-name="ro1">
          <table:table-cell office:value-type="float" office:value="221000" calcext:value-type="float">
            <text:p>221000</text:p>
          </table:table-cell>
          <table:table-cell office:value-type="float" office:value="52403" calcext:value-type="float">
            <text:p>52403</text:p>
          </table:table-cell>
          <table:table-cell table:formula="of:=[.B24]/([.A24]*LOG([.A24])*LOG([.A24]))" office:value-type="float" office:value="0.0083017035685635" calcext:value-type="float">
            <text:p>0,0083017035685635</text:p>
          </table:table-cell>
          <table:table-cell table:formula="of:=[.A24]*LOG([.A24])*LOG([.A24]) * [.F$3]" office:value-type="float" office:value="52786.5142809933" calcext:value-type="float">
            <text:p>52786,5142809933</text:p>
          </table:table-cell>
          <table:table-cell table:number-columns-repeated="2"/>
        </table:table-row>
        <table:table-row table:style-name="ro1">
          <table:table-cell office:value-type="float" office:value="231000" calcext:value-type="float">
            <text:p>231000</text:p>
          </table:table-cell>
          <table:table-cell office:value-type="float" office:value="56531" calcext:value-type="float">
            <text:p>56531</text:p>
          </table:table-cell>
          <table:table-cell table:formula="of:=[.B25]/([.A25]*LOG([.A25])*LOG([.A25]))" office:value-type="float" office:value="0.00850667780151315" calcext:value-type="float">
            <text:p>0,00850667780151315</text:p>
          </table:table-cell>
          <table:table-cell table:formula="of:=[.A25]*LOG([.A25])*LOG([.A25]) * [.F$3]" office:value-type="float" office:value="55572.6030882654" calcext:value-type="float">
            <text:p>55572,6030882654</text:p>
          </table:table-cell>
          <table:table-cell table:number-columns-repeated="2"/>
        </table:table-row>
        <table:table-row table:style-name="ro1">
          <table:table-cell office:value-type="float" office:value="241000" calcext:value-type="float">
            <text:p>241000</text:p>
          </table:table-cell>
          <table:table-cell office:value-type="float" office:value="58378" calcext:value-type="float">
            <text:p>58378</text:p>
          </table:table-cell>
          <table:table-cell table:formula="of:=[.B26]/([.A26]*LOG([.A26])*LOG([.A26]))" office:value-type="float" office:value="0.00836261363706095" calcext:value-type="float">
            <text:p>0,00836261363706095</text:p>
          </table:table-cell>
          <table:table-cell table:formula="of:=[.A26]*LOG([.A26])*LOG([.A26]) * [.F$3]" office:value-type="float" office:value="58376.9278316689" calcext:value-type="float">
            <text:p>58376,9278316689</text:p>
          </table:table-cell>
          <table:table-cell table:number-columns-repeated="2"/>
        </table:table-row>
        <table:table-row table:style-name="ro1">
          <table:table-cell office:value-type="float" office:value="251000" calcext:value-type="float">
            <text:p>251000</text:p>
          </table:table-cell>
          <table:table-cell office:value-type="float" office:value="59925" calcext:value-type="float">
            <text:p>59925</text:p>
          </table:table-cell>
          <table:table-cell table:formula="of:=[.B27]/([.A27]*LOG([.A27])*LOG([.A27]))" office:value-type="float" office:value="0.00818840443805575" calcext:value-type="float">
            <text:p>0,00818840443805575</text:p>
          </table:table-cell>
          <table:table-cell table:formula="of:=[.A27]*LOG([.A27])*LOG([.A27]) * [.F$3]" office:value-type="float" office:value="61198.7869263741" calcext:value-type="float">
            <text:p>61198,7869263741</text:p>
          </table:table-cell>
          <table:table-cell table:number-columns-repeated="2"/>
        </table:table-row>
        <table:table-row table:style-name="ro1">
          <table:table-cell office:value-type="float" office:value="261000" calcext:value-type="float">
            <text:p>261000</text:p>
          </table:table-cell>
          <table:table-cell office:value-type="float" office:value="65776" calcext:value-type="float">
            <text:p>65776</text:p>
          </table:table-cell>
          <table:table-cell table:formula="of:=[.B28]/([.A28]*LOG([.A28])*LOG([.A28]))" office:value-type="float" office:value="0.00858948104615187" calcext:value-type="float">
            <text:p>0,00858948104615187</text:p>
          </table:table-cell>
          <table:table-cell table:formula="of:=[.A28]*LOG([.A28])*LOG([.A28]) * [.F$3]" office:value-type="float" office:value="64037.5325664305" calcext:value-type="float">
            <text:p>64037,5325664305</text:p>
          </table:table-cell>
          <table:table-cell table:number-columns-repeated="2"/>
        </table:table-row>
        <table:table-row table:style-name="ro1">
          <table:table-cell office:value-type="float" office:value="271000" calcext:value-type="float">
            <text:p>271000</text:p>
          </table:table-cell>
          <table:table-cell office:value-type="float" office:value="65408" calcext:value-type="float">
            <text:p>65408</text:p>
          </table:table-cell>
          <table:table-cell table:formula="of:=[.B29]/([.A29]*LOG([.A29])*LOG([.A29]))" office:value-type="float" office:value="0.00817686972199197" calcext:value-type="float">
            <text:p>0,00817686972199197</text:p>
          </table:table-cell>
          <table:table-cell table:formula="of:=[.A29]*LOG([.A29])*LOG([.A29]) * [.F$3]" office:value-type="float" office:value="66892.5647001982" calcext:value-type="float">
            <text:p>66892,5647001982</text:p>
          </table:table-cell>
          <table:table-cell table:number-columns-repeated="2"/>
        </table:table-row>
        <table:table-row table:style-name="ro1">
          <table:table-cell office:value-type="float" office:value="281000" calcext:value-type="float">
            <text:p>281000</text:p>
          </table:table-cell>
          <table:table-cell office:value-type="float" office:value="67219" calcext:value-type="float">
            <text:p>67219</text:p>
          </table:table-cell>
          <table:table-cell table:formula="of:=[.B30]/([.A30]*LOG([.A30])*LOG([.A30]))" office:value-type="float" office:value="0.00805747425307075" calcext:value-type="float">
            <text:p>0,00805747425307075</text:p>
          </table:table-cell>
          <table:table-cell table:formula="of:=[.A30]*LOG([.A30])*LOG([.A30]) * [.F$3]" office:value-type="float" office:value="69763.3258783318" calcext:value-type="float">
            <text:p>69763,3258783318</text:p>
          </table:table-cell>
          <table:table-cell table:number-columns-repeated="2"/>
        </table:table-row>
        <table:table-row table:style-name="ro1">
          <table:table-cell office:value-type="float" office:value="291000" calcext:value-type="float">
            <text:p>291000</text:p>
          </table:table-cell>
          <table:table-cell office:value-type="float" office:value="71698" calcext:value-type="float">
            <text:p>71698</text:p>
          </table:table-cell>
          <table:table-cell table:formula="of:=[.B31]/([.A31]*LOG([.A31])*LOG([.A31]))" office:value-type="float" office:value="0.00825295889800418" calcext:value-type="float">
            <text:p>0,00825295889800418</text:p>
          </table:table-cell>
          <table:table-cell table:formula="of:=[.A31]*LOG([.A31])*LOG([.A31]) * [.F$3]" office:value-type="float" office:value="72649.2968213305" calcext:value-type="float">
            <text:p>72649,2968213305</text:p>
          </table:table-cell>
          <table:table-cell table:number-columns-repeated="2"/>
        </table:table-row>
        <table:table-row table:style-name="ro1">
          <table:table-cell office:value-type="float" office:value="301000" calcext:value-type="float">
            <text:p>301000</text:p>
          </table:table-cell>
          <table:table-cell office:value-type="float" office:value="73846" calcext:value-type="float">
            <text:p>73846</text:p>
          </table:table-cell>
          <table:table-cell table:formula="of:=[.B32]/([.A32]*LOG([.A32])*LOG([.A32]))" office:value-type="float" office:value="0.00817384891372932" calcext:value-type="float">
            <text:p>0,00817384891372932</text:p>
          </table:table-cell>
          <table:table-cell table:formula="of:=[.A32]*LOG([.A32])*LOG([.A32]) * [.F$3]" office:value-type="float" office:value="75549.9925848411" calcext:value-type="float">
            <text:p>75549,9925848411</text:p>
          </table:table-cell>
          <table:table-cell table:number-columns-repeated="2"/>
        </table:table-row>
        <table:table-row table:style-name="ro1">
          <table:table-cell office:value-type="float" office:value="311000" calcext:value-type="float">
            <text:p>311000</text:p>
          </table:table-cell>
          <table:table-cell office:value-type="float" office:value="77395" calcext:value-type="float">
            <text:p>77395</text:p>
          </table:table-cell>
          <table:table-cell table:formula="of:=[.B33]/([.A33]*LOG([.A33])*LOG([.A33]))" office:value-type="float" office:value="0.00824842836765971" calcext:value-type="float">
            <text:p>0,00824842836765971</text:p>
          </table:table-cell>
          <table:table-cell table:formula="of:=[.A33]*LOG([.A33])*LOG([.A33]) * [.F$3]" office:value-type="float" office:value="78464.9592248904" calcext:value-type="float">
            <text:p>78464,9592248904</text:p>
          </table:table-cell>
          <table:table-cell table:number-columns-repeated="2"/>
        </table:table-row>
        <table:table-row table:style-name="ro1">
          <table:table-cell office:value-type="float" office:value="321000" calcext:value-type="float">
            <text:p>321000</text:p>
          </table:table-cell>
          <table:table-cell office:value-type="float" office:value="80806" calcext:value-type="float">
            <text:p>80806</text:p>
          </table:table-cell>
          <table:table-cell table:formula="of:=[.B34]/([.A34]*LOG([.A34])*LOG([.A34]))" office:value-type="float" office:value="0.00830207200660475" calcext:value-type="float">
            <text:p>0,00830207200660475</text:p>
          </table:table-cell>
          <table:table-cell table:formula="of:=[.A34]*LOG([.A34])*LOG([.A34]) * [.F$3]" office:value-type="float" office:value="81393.7708838717" calcext:value-type="float">
            <text:p>81393,7708838717</text:p>
          </table:table-cell>
          <table:table-cell table:number-columns-repeated="2"/>
        </table:table-row>
        <table:table-row table:style-name="ro1">
          <table:table-cell office:value-type="float" office:value="331000" calcext:value-type="float">
            <text:p>331000</text:p>
          </table:table-cell>
          <table:table-cell office:value-type="float" office:value="85915" calcext:value-type="float">
            <text:p>85915</text:p>
          </table:table-cell>
          <table:table-cell table:formula="of:=[.B35]/([.A35]*LOG([.A35])*LOG([.A35]))" office:value-type="float" office:value="0.00851902536477948" calcext:value-type="float">
            <text:p>0,00851902536477948</text:p>
          </table:table-cell>
          <table:table-cell table:formula="of:=[.A35]*LOG([.A35])*LOG([.A35]) * [.F$3]" office:value-type="float" office:value="84336.0272327272" calcext:value-type="float">
            <text:p>84336,0272327272</text:p>
          </table:table-cell>
          <table:table-cell table:number-columns-repeated="2"/>
        </table:table-row>
        <table:table-row table:style-name="ro1">
          <table:table-cell office:value-type="float" office:value="341000" calcext:value-type="float">
            <text:p>341000</text:p>
          </table:table-cell>
          <table:table-cell office:value-type="float" office:value="89164" calcext:value-type="float">
            <text:p>89164</text:p>
          </table:table-cell>
          <table:table-cell table:formula="of:=[.B36]/([.A36]*LOG([.A36])*LOG([.A36]))" office:value-type="float" office:value="0.00854185870045228" calcext:value-type="float">
            <text:p>0,00854185870045228</text:p>
          </table:table-cell>
          <table:table-cell table:formula="of:=[.A36]*LOG([.A36])*LOG([.A36]) * [.F$3]" office:value-type="float" office:value="87291.3512163304" calcext:value-type="float">
            <text:p>87291,3512163304</text:p>
          </table:table-cell>
          <table:table-cell table:number-columns-repeated="2"/>
        </table:table-row>
        <table:table-row table:style-name="ro1">
          <table:table-cell office:value-type="float" office:value="351000" calcext:value-type="float">
            <text:p>351000</text:p>
          </table:table-cell>
          <table:table-cell office:value-type="float" office:value="88173" calcext:value-type="float">
            <text:p>88173</text:p>
          </table:table-cell>
          <table:table-cell table:formula="of:=[.B37]/([.A37]*LOG([.A37])*LOG([.A37]))" office:value-type="float" office:value="0.00816915795668107" calcext:value-type="float">
            <text:p>0,00816915795668107</text:p>
          </table:table-cell>
          <table:table-cell table:formula="of:=[.A37]*LOG([.A37])*LOG([.A37]) * [.F$3]" office:value-type="float" office:value="90259.3870582802" calcext:value-type="float">
            <text:p>90259,3870582802</text:p>
          </table:table-cell>
          <table:table-cell table:number-columns-repeated="2"/>
        </table:table-row>
        <table:table-row table:style-name="ro1">
          <table:table-cell office:value-type="float" office:value="361000" calcext:value-type="float">
            <text:p>361000</text:p>
          </table:table-cell>
          <table:table-cell office:value-type="float" office:value="96724" calcext:value-type="float">
            <text:p>96724</text:p>
          </table:table-cell>
          <table:table-cell table:formula="of:=[.B38]/([.A38]*LOG([.A38])*LOG([.A38]))" office:value-type="float" office:value="0.00867494995642044" calcext:value-type="float">
            <text:p>0,00867494995642044</text:p>
          </table:table-cell>
          <table:table-cell table:formula="of:=[.A38]*LOG([.A38])*LOG([.A38]) * [.F$3]" office:value-type="float" office:value="93239.7984887153" calcext:value-type="float">
            <text:p>93239,7984887153</text:p>
          </table:table-cell>
          <table:table-cell table:number-columns-repeated="2"/>
        </table:table-row>
        <table:table-row table:style-name="ro1">
          <table:table-cell office:value-type="float" office:value="371000" calcext:value-type="float">
            <text:p>371000</text:p>
          </table:table-cell>
          <table:table-cell office:value-type="float" office:value="94152" calcext:value-type="float">
            <text:p>94152</text:p>
          </table:table-cell>
          <table:table-cell table:formula="of:=[.B39]/([.A39]*LOG([.A39])*LOG([.A39]))" office:value-type="float" office:value="0.00818168751278682" calcext:value-type="float">
            <text:p>0,00818168751278682</text:p>
          </table:table-cell>
          <table:table-cell table:formula="of:=[.A39]*LOG([.A39])*LOG([.A39]) * [.F$3]" office:value-type="float" office:value="96232.2671647245" calcext:value-type="float">
            <text:p>96232,2671647245</text:p>
          </table:table-cell>
          <table:table-cell table:number-columns-repeated="2"/>
        </table:table-row>
        <table:table-row table:style-name="ro1">
          <table:table-cell office:value-type="float" office:value="381000" calcext:value-type="float">
            <text:p>381000</text:p>
          </table:table-cell>
          <table:table-cell office:value-type="float" office:value="97620" calcext:value-type="float">
            <text:p>97620</text:p>
          </table:table-cell>
          <table:table-cell table:formula="of:=[.B40]/([.A40]*LOG([.A40])*LOG([.A40]))" office:value-type="float" office:value="0.00822624157397982" calcext:value-type="float">
            <text:p>0,00822624157397982</text:p>
          </table:table-cell>
          <table:table-cell table:formula="of:=[.A40]*LOG([.A40])*LOG([.A40]) * [.F$3]" office:value-type="float" office:value="99236.4912577955" calcext:value-type="float">
            <text:p>99236,4912577955</text:p>
          </table:table-cell>
          <table:table-cell table:number-columns-repeated="2"/>
        </table:table-row>
        <table:table-row table:style-name="ro1">
          <table:table-cell office:value-type="float" office:value="391000" calcext:value-type="float">
            <text:p>391000</text:p>
          </table:table-cell>
          <table:table-cell office:value-type="float" office:value="105995" calcext:value-type="float">
            <text:p>105995</text:p>
          </table:table-cell>
          <table:table-cell table:formula="of:=[.B41]/([.A41]*LOG([.A41])*LOG([.A41]))" office:value-type="float" office:value="0.00866855764506244" calcext:value-type="float">
            <text:p>0,00866855764506244</text:p>
          </table:table-cell>
          <table:table-cell table:formula="of:=[.A41]*LOG([.A41])*LOG([.A41]) * [.F$3]" office:value-type="float" office:value="102252.184186713" calcext:value-type="float">
            <text:p>102252,184186713</text:p>
          </table:table-cell>
          <table:table-cell table:number-columns-repeated="2"/>
        </table:table-row>
        <table:table-row table:style-name="ro1">
          <table:table-cell office:value-type="float" office:value="401000" calcext:value-type="float">
            <text:p>401000</text:p>
          </table:table-cell>
          <table:table-cell office:value-type="float" office:value="105054" calcext:value-type="float">
            <text:p>105054</text:p>
          </table:table-cell>
          <table:table-cell table:formula="of:=[.B42]/([.A42]*LOG([.A42])*LOG([.A42]))" office:value-type="float" office:value="0.00834458215702677" calcext:value-type="float">
            <text:p>0,00834458215702677</text:p>
          </table:table-cell>
          <table:table-cell table:formula="of:=[.A42]*LOG([.A42])*LOG([.A42]) * [.F$3]" office:value-type="float" office:value="105279.073477589" calcext:value-type="float">
            <text:p>105279,073477589</text:p>
          </table:table-cell>
          <table:table-cell table:number-columns-repeated="2"/>
        </table:table-row>
        <table:table-row table:style-name="ro1">
          <table:table-cell office:value-type="float" office:value="411000" calcext:value-type="float">
            <text:p>411000</text:p>
          </table:table-cell>
          <table:table-cell office:value-type="float" office:value="104737" calcext:value-type="float">
            <text:p>104737</text:p>
          </table:table-cell>
          <table:table-cell table:formula="of:=[.B43]/([.A43]*LOG([.A43])*LOG([.A43]))" office:value-type="float" office:value="0.00808607872227759" calcext:value-type="float">
            <text:p>0,00808607872227759</text:p>
          </table:table-cell>
          <table:table-cell table:formula="of:=[.A43]*LOG([.A43])*LOG([.A43]) * [.F$3]" office:value-type="float" office:value="108316.899735423" calcext:value-type="float">
            <text:p>108316,899735423</text:p>
          </table:table-cell>
          <table:table-cell table:number-columns-repeated="2"/>
        </table:table-row>
        <table:table-row table:style-name="ro1">
          <table:table-cell office:value-type="float" office:value="421000" calcext:value-type="float">
            <text:p>421000</text:p>
          </table:table-cell>
          <table:table-cell office:value-type="float" office:value="108385" calcext:value-type="float">
            <text:p>108385</text:p>
          </table:table-cell>
          <table:table-cell table:formula="of:=[.B44]/([.A44]*LOG([.A44])*LOG([.A44]))" office:value-type="float" office:value="0.00813865980443771" calcext:value-type="float">
            <text:p>0,00813865980443771</text:p>
          </table:table-cell>
          <table:table-cell table:formula="of:=[.A44]*LOG([.A44])*LOG([.A44]) * [.F$3]" office:value-type="float" office:value="111365.415713821" calcext:value-type="float">
            <text:p>111365,415713821</text:p>
          </table:table-cell>
          <table:table-cell table:number-columns-repeated="2"/>
        </table:table-row>
        <table:table-row table:style-name="ro1">
          <table:table-cell office:value-type="float" office:value="431000" calcext:value-type="float">
            <text:p>431000</text:p>
          </table:table-cell>
          <table:table-cell office:value-type="float" office:value="108860" calcext:value-type="float">
            <text:p>108860</text:p>
          </table:table-cell>
          <table:table-cell table:formula="of:=[.B45]/([.A45]*LOG([.A45])*LOG([.A45]))" office:value-type="float" office:value="0.00795579890814111" calcext:value-type="float">
            <text:p>0,00795579890814111</text:p>
          </table:table-cell>
          <table:table-cell table:formula="of:=[.A45]*LOG([.A45])*LOG([.A45]) * [.F$3]" office:value-type="float" office:value="114424.385471406" calcext:value-type="float">
            <text:p>114424,385471406</text:p>
          </table:table-cell>
          <table:table-cell table:number-columns-repeated="2"/>
        </table:table-row>
        <table:table-row table:style-name="ro1">
          <table:table-cell office:value-type="float" office:value="441000" calcext:value-type="float">
            <text:p>441000</text:p>
          </table:table-cell>
          <table:table-cell office:value-type="float" office:value="118406" calcext:value-type="float">
            <text:p>118406</text:p>
          </table:table-cell>
          <table:table-cell table:formula="of:=[.B46]/([.A46]*LOG([.A46])*LOG([.A46]))" office:value-type="float" office:value="0.0084274001545504" calcext:value-type="float">
            <text:p>0,0084274001545504</text:p>
          </table:table-cell>
          <table:table-cell table:formula="of:=[.A46]*LOG([.A46])*LOG([.A46]) * [.F$3]" office:value-type="float" office:value="117493.583605004" calcext:value-type="float">
            <text:p>117493,583605004</text:p>
          </table:table-cell>
          <table:table-cell table:number-columns-repeated="2"/>
        </table:table-row>
        <table:table-row table:style-name="ro1">
          <table:table-cell office:value-type="float" office:value="451000" calcext:value-type="float">
            <text:p>451000</text:p>
          </table:table-cell>
          <table:table-cell office:value-type="float" office:value="121315" calcext:value-type="float">
            <text:p>121315</text:p>
          </table:table-cell>
          <table:table-cell table:formula="of:=[.B47]/([.A47]*LOG([.A47])*LOG([.A47]))" office:value-type="float" office:value="0.00841393653264111" calcext:value-type="float">
            <text:p>0,00841393653264111</text:p>
          </table:table-cell>
          <table:table-cell table:formula="of:=[.A47]*LOG([.A47])*LOG([.A47]) * [.F$3]" office:value-type="float" office:value="120572.794551054" calcext:value-type="float">
            <text:p>120572,794551054</text:p>
          </table:table-cell>
          <table:table-cell table:number-columns-repeated="2"/>
        </table:table-row>
        <table:table-row table:style-name="ro1">
          <table:table-cell office:value-type="float" office:value="461000" calcext:value-type="float">
            <text:p>461000</text:p>
          </table:table-cell>
          <table:table-cell office:value-type="float" office:value="122230" calcext:value-type="float">
            <text:p>122230</text:p>
          </table:table-cell>
          <table:table-cell table:formula="of:=[.B48]/([.A48]*LOG([.A48])*LOG([.A48]))" office:value-type="float" office:value="0.00826563573476368" calcext:value-type="float">
            <text:p>0,00826563573476368</text:p>
          </table:table-cell>
          <table:table-cell table:formula="of:=[.A48]*LOG([.A48])*LOG([.A48]) * [.F$3]" office:value-type="float" office:value="123661.81194777" calcext:value-type="float">
            <text:p>123661,81194777</text:p>
          </table:table-cell>
          <table:table-cell table:number-columns-repeated="2"/>
        </table:table-row>
        <table:table-row table:style-name="ro1">
          <table:table-cell office:value-type="float" office:value="471000" calcext:value-type="float">
            <text:p>471000</text:p>
          </table:table-cell>
          <table:table-cell office:value-type="float" office:value="123202" calcext:value-type="float">
            <text:p>123202</text:p>
          </table:table-cell>
          <table:table-cell table:formula="of:=[.B49]/([.A49]*LOG([.A49])*LOG([.A49]))" office:value-type="float" office:value="0.00812770781535152" calcext:value-type="float">
            <text:p>0,00812770781535152</text:p>
          </table:table-cell>
          <table:table-cell table:formula="of:=[.A49]*LOG([.A49])*LOG([.A49]) * [.F$3]" office:value-type="float" office:value="126760.438051593" calcext:value-type="float">
            <text:p>126760,438051593</text:p>
          </table:table-cell>
          <table:table-cell table:number-columns-repeated="2"/>
        </table:table-row>
        <table:table-row table:style-name="ro1">
          <table:table-cell office:value-type="float" office:value="481000" calcext:value-type="float">
            <text:p>481000</text:p>
          </table:table-cell>
          <table:table-cell office:value-type="float" office:value="130426" calcext:value-type="float">
            <text:p>130426</text:p>
          </table:table-cell>
          <table:table-cell table:formula="of:=[.B50]/([.A50]*LOG([.A50])*LOG([.A50]))" office:value-type="float" office:value="0.0083983595367714" calcext:value-type="float">
            <text:p>0,0083983595367714</text:p>
          </table:table-cell>
          <table:table-cell table:formula="of:=[.A50]*LOG([.A50])*LOG([.A50]) * [.F$3]" office:value-type="float" office:value="129868.483202237" calcext:value-type="float">
            <text:p>129868,483202237</text:p>
          </table:table-cell>
          <table:table-cell table:number-columns-repeated="2"/>
        </table:table-row>
        <table:table-row table:style-name="ro1">
          <table:table-cell office:value-type="float" office:value="491000" calcext:value-type="float">
            <text:p>491000</text:p>
          </table:table-cell>
          <table:table-cell office:value-type="float" office:value="135562" calcext:value-type="float">
            <text:p>135562</text:p>
          </table:table-cell>
          <table:table-cell table:formula="of:=[.B51]/([.A51]*LOG([.A51])*LOG([.A51]))" office:value-type="float" office:value="0.00852445979024524" calcext:value-type="float">
            <text:p>0,00852445979024524</text:p>
          </table:table-cell>
          <table:table-cell table:formula="of:=[.A51]*LOG([.A51])*LOG([.A51]) * [.F$3]" office:value-type="float" office:value="132985.765331366" calcext:value-type="float">
            <text:p>132985,765331366</text:p>
          </table:table-cell>
          <table:table-cell table:number-columns-repeated="2"/>
        </table:table-row>
        <table:table-row table:style-name="ro1">
          <table:table-cell office:value-type="float" office:value="501000" calcext:value-type="float">
            <text:p>501000</text:p>
          </table:table-cell>
          <table:table-cell office:value-type="float" office:value="130995" calcext:value-type="float">
            <text:p>130995</text:p>
          </table:table-cell>
          <table:table-cell table:formula="of:=[.B52]/([.A52]*LOG([.A52])*LOG([.A52]))" office:value-type="float" office:value="0.00804807491511956" calcext:value-type="float">
            <text:p>0,00804807491511956</text:p>
          </table:table-cell>
          <table:table-cell table:formula="of:=[.A52]*LOG([.A52])*LOG([.A52]) * [.F$3]" office:value-type="float" office:value="136112.109510537" calcext:value-type="float">
            <text:p>136112,109510537</text:p>
          </table:table-cell>
          <table:table-cell table:number-columns-repeated="2"/>
        </table:table-row>
        <table:table-row table:style-name="ro1">
          <table:table-cell office:value-type="float" office:value="511000" calcext:value-type="float">
            <text:p>511000</text:p>
          </table:table-cell>
          <table:table-cell office:value-type="float" office:value="138350" calcext:value-type="float">
            <text:p>138350</text:p>
          </table:table-cell>
          <table:table-cell table:formula="of:=[.B53]/([.A53]*LOG([.A53])*LOG([.A53]))" office:value-type="float" office:value="0.00830857009734902" calcext:value-type="float">
            <text:p>0,00830857009734902</text:p>
          </table:table-cell>
          <table:table-cell table:formula="of:=[.A53]*LOG([.A53])*LOG([.A53]) * [.F$3]" office:value-type="float" office:value="139247.347534519" calcext:value-type="float">
            <text:p>139247,347534519</text:p>
          </table:table-cell>
          <table:table-cell table:number-columns-repeated="2"/>
        </table:table-row>
        <table:table-row table:style-name="ro1">
          <table:table-cell office:value-type="float" office:value="521000" calcext:value-type="float">
            <text:p>521000</text:p>
          </table:table-cell>
          <table:table-cell office:value-type="float" office:value="143555" calcext:value-type="float">
            <text:p>143555</text:p>
          </table:table-cell>
          <table:table-cell table:formula="of:=[.B54]/([.A54]*LOG([.A54])*LOG([.A54]))" office:value-type="float" office:value="0.00843080163304055" calcext:value-type="float">
            <text:p>0,00843080163304055</text:p>
          </table:table-cell>
          <table:table-cell table:formula="of:=[.A54]*LOG([.A54])*LOG([.A54]) * [.F$3]" office:value-type="float" office:value="142391.317536626" calcext:value-type="float">
            <text:p>142391,317536626</text:p>
          </table:table-cell>
          <table:table-cell table:number-columns-repeated="2"/>
        </table:table-row>
        <table:table-row table:style-name="ro1">
          <table:table-cell office:value-type="float" office:value="531000" calcext:value-type="float">
            <text:p>531000</text:p>
          </table:table-cell>
          <table:table-cell office:value-type="float" office:value="142896" calcext:value-type="float">
            <text:p>142896</text:p>
          </table:table-cell>
          <table:table-cell table:formula="of:=[.B55]/([.A55]*LOG([.A55])*LOG([.A55]))" office:value-type="float" office:value="0.00821032272620695" calcext:value-type="float">
            <text:p>0,00821032272620695</text:p>
          </table:table-cell>
          <table:table-cell table:formula="of:=[.A55]*LOG([.A55])*LOG([.A55]) * [.F$3]" office:value-type="float" office:value="145543.86363299" calcext:value-type="float">
            <text:p>145543,86363299</text:p>
          </table:table-cell>
          <table:table-cell table:number-columns-repeated="2"/>
        </table:table-row>
        <table:table-row table:style-name="ro1">
          <table:table-cell office:value-type="float" office:value="541000" calcext:value-type="float">
            <text:p>541000</text:p>
          </table:table-cell>
          <table:table-cell office:value-type="float" office:value="156087" calcext:value-type="float">
            <text:p>156087</text:p>
          </table:table-cell>
          <table:table-cell table:formula="of:=[.B56]/([.A56]*LOG([.A56])*LOG([.A56]))" office:value-type="float" office:value="0.00877759823043897" calcext:value-type="float">
            <text:p>0,00877759823043897</text:p>
          </table:table-cell>
          <table:table-cell table:formula="of:=[.A56]*LOG([.A56])*LOG([.A56]) * [.F$3]" office:value-type="float" office:value="148704.835593134" calcext:value-type="float">
            <text:p>148704,835593134</text:p>
          </table:table-cell>
          <table:table-cell table:number-columns-repeated="2"/>
        </table:table-row>
        <table:table-row table:style-name="ro1">
          <table:table-cell office:value-type="float" office:value="551000" calcext:value-type="float">
            <text:p>551000</text:p>
          </table:table-cell>
          <table:table-cell office:value-type="float" office:value="145092" calcext:value-type="float">
            <text:p>145092</text:p>
          </table:table-cell>
          <table:table-cell table:formula="of:=[.B57]/([.A57]*LOG([.A57])*LOG([.A57]))" office:value-type="float" office:value="0.00798902607563487" calcext:value-type="float">
            <text:p>0,00798902607563487</text:p>
          </table:table-cell>
          <table:table-cell table:formula="of:=[.A57]*LOG([.A57])*LOG([.A57]) * [.F$3]" office:value-type="float" office:value="151874.088534424" calcext:value-type="float">
            <text:p>151874,088534424</text:p>
          </table:table-cell>
          <table:table-cell table:number-columns-repeated="2"/>
        </table:table-row>
        <table:table-row table:style-name="ro1">
          <table:table-cell office:value-type="float" office:value="561000" calcext:value-type="float">
            <text:p>561000</text:p>
          </table:table-cell>
          <table:table-cell office:value-type="float" office:value="154511" calcext:value-type="float">
            <text:p>154511</text:p>
          </table:table-cell>
          <table:table-cell table:formula="of:=[.B58]/([.A58]*LOG([.A58])*LOG([.A58]))" office:value-type="float" office:value="0.00833330996090007" calcext:value-type="float">
            <text:p>0,00833330996090007</text:p>
          </table:table-cell>
          <table:table-cell table:formula="of:=[.A58]*LOG([.A58])*LOG([.A58]) * [.F$3]" office:value-type="float" office:value="155051.482638275" calcext:value-type="float">
            <text:p>155051,482638275</text:p>
          </table:table-cell>
          <table:table-cell table:number-columns-repeated="2"/>
        </table:table-row>
        <table:table-row table:style-name="ro1">
          <table:table-cell office:value-type="float" office:value="571000" calcext:value-type="float">
            <text:p>571000</text:p>
          </table:table-cell>
          <table:table-cell office:value-type="float" office:value="153855" calcext:value-type="float">
            <text:p>153855</text:p>
          </table:table-cell>
          <table:table-cell table:formula="of:=[.B59]/([.A59]*LOG([.A59])*LOG([.A59]))" office:value-type="float" office:value="0.00813088748629216" calcext:value-type="float">
            <text:p>0,00813088748629216</text:p>
          </table:table-cell>
          <table:table-cell table:formula="of:=[.A59]*LOG([.A59])*LOG([.A59]) * [.F$3]" office:value-type="float" office:value="158236.882886206" calcext:value-type="float">
            <text:p>158236,882886206</text:p>
          </table:table-cell>
          <table:table-cell table:number-columns-repeated="2"/>
        </table:table-row>
        <table:table-row table:style-name="ro1">
          <table:table-cell office:value-type="float" office:value="581000" calcext:value-type="float">
            <text:p>581000</text:p>
          </table:table-cell>
          <table:table-cell office:value-type="float" office:value="157193" calcext:value-type="float">
            <text:p>157193</text:p>
          </table:table-cell>
          <table:table-cell table:formula="of:=[.B60]/([.A60]*LOG([.A60])*LOG([.A60]))" office:value-type="float" office:value="0.00814296530606283" calcext:value-type="float">
            <text:p>0,00814296530606283</text:p>
          </table:table-cell>
          <table:table-cell table:formula="of:=[.A60]*LOG([.A60])*LOG([.A60]) * [.F$3]" office:value-type="float" office:value="161430.15881403" calcext:value-type="float">
            <text:p>161430,15881403</text:p>
          </table:table-cell>
          <table:table-cell table:number-columns-repeated="2"/>
        </table:table-row>
        <table:table-row table:style-name="ro1">
          <table:table-cell office:value-type="float" office:value="591000" calcext:value-type="float">
            <text:p>591000</text:p>
          </table:table-cell>
          <table:table-cell office:value-type="float" office:value="169658" calcext:value-type="float">
            <text:p>169658</text:p>
          </table:table-cell>
          <table:table-cell table:formula="of:=[.B61]/([.A61]*LOG([.A61])*LOG([.A61]))" office:value-type="float" office:value="0.00861779773543549" calcext:value-type="float">
            <text:p>0,00861779773543549</text:p>
          </table:table-cell>
          <table:table-cell table:formula="of:=[.A61]*LOG([.A61])*LOG([.A61]) * [.F$3]" office:value-type="float" office:value="164631.184282637" calcext:value-type="float">
            <text:p>164631,184282637</text:p>
          </table:table-cell>
          <table:table-cell table:number-columns-repeated="2"/>
        </table:table-row>
        <table:table-row table:style-name="ro1">
          <table:table-cell office:value-type="float" office:value="601000" calcext:value-type="float">
            <text:p>601000</text:p>
          </table:table-cell>
          <table:table-cell office:value-type="float" office:value="161829" calcext:value-type="float">
            <text:p>161829</text:p>
          </table:table-cell>
          <table:table-cell table:formula="of:=[.B62]/([.A62]*LOG([.A62])*LOG([.A62]))" office:value-type="float" office:value="0.00806297580732357" calcext:value-type="float">
            <text:p>0,00806297580732357</text:p>
          </table:table-cell>
          <table:table-cell table:formula="of:=[.A62]*LOG([.A62])*LOG([.A62]) * [.F$3]" office:value-type="float" office:value="167839.837263999" calcext:value-type="float">
            <text:p>167839,837263999</text:p>
          </table:table-cell>
          <table:table-cell table:number-columns-repeated="2"/>
        </table:table-row>
        <table:table-row table:style-name="ro1">
          <table:table-cell office:value-type="float" office:value="611000" calcext:value-type="float">
            <text:p>611000</text:p>
          </table:table-cell>
          <table:table-cell office:value-type="float" office:value="165424" calcext:value-type="float">
            <text:p>165424</text:p>
          </table:table-cell>
          <table:table-cell table:formula="of:=[.B63]/([.A63]*LOG([.A63])*LOG([.A63]))" office:value-type="float" office:value="0.00808712698850176" calcext:value-type="float">
            <text:p>0,00808712698850176</text:p>
          </table:table-cell>
          <table:table-cell table:formula="of:=[.A63]*LOG([.A63])*LOG([.A63]) * [.F$3]" office:value-type="float" office:value="171055.99964114" calcext:value-type="float">
            <text:p>171055,99964114</text:p>
          </table:table-cell>
          <table:table-cell table:number-columns-repeated="2"/>
        </table:table-row>
        <table:table-row table:style-name="ro1">
          <table:table-cell office:value-type="float" office:value="621000" calcext:value-type="float">
            <text:p>621000</text:p>
          </table:table-cell>
          <table:table-cell office:value-type="float" office:value="169779" calcext:value-type="float">
            <text:p>169779</text:p>
          </table:table-cell>
          <table:table-cell table:formula="of:=[.B64]/([.A64]*LOG([.A64])*LOG([.A64]))" office:value-type="float" office:value="0.00814650971707638" calcext:value-type="float">
            <text:p>0,00814650971707638</text:p>
          </table:table-cell>
          <table:table-cell table:formula="of:=[.A64]*LOG([.A64])*LOG([.A64]) * [.F$3]" office:value-type="float" office:value="174279.557020954" calcext:value-type="float">
            <text:p>174279,557020954</text:p>
          </table:table-cell>
          <table:table-cell table:number-columns-repeated="2"/>
        </table:table-row>
        <table:table-row table:style-name="ro1">
          <table:table-cell office:value-type="float" office:value="631000" calcext:value-type="float">
            <text:p>631000</text:p>
          </table:table-cell>
          <table:table-cell office:value-type="float" office:value="173516" calcext:value-type="float">
            <text:p>173516</text:p>
          </table:table-cell>
          <table:table-cell table:formula="of:=[.B65]/([.A65]*LOG([.A65])*LOG([.A65]))" office:value-type="float" office:value="0.00817428516720561" calcext:value-type="float">
            <text:p>0,00817428516720561</text:p>
          </table:table-cell>
          <table:table-cell table:formula="of:=[.A65]*LOG([.A65])*LOG([.A65]) * [.F$3]" office:value-type="float" office:value="177510.39855884" calcext:value-type="float">
            <text:p>177510,39855884</text:p>
          </table:table-cell>
          <table:table-cell table:number-columns-repeated="2"/>
        </table:table-row>
        <table:table-row table:style-name="ro1">
          <table:table-cell office:value-type="float" office:value="641000" calcext:value-type="float">
            <text:p>641000</text:p>
          </table:table-cell>
          <table:table-cell office:value-type="float" office:value="175933" calcext:value-type="float">
            <text:p>175933</text:p>
          </table:table-cell>
          <table:table-cell table:formula="of:=[.B66]/([.A66]*LOG([.A66])*LOG([.A66]))" office:value-type="float" office:value="0.00813967120707269" calcext:value-type="float">
            <text:p>0,00813967120707269</text:p>
          </table:table-cell>
          <table:table-cell table:formula="of:=[.A66]*LOG([.A66])*LOG([.A66]) * [.F$3]" office:value-type="float" office:value="180748.41679425" calcext:value-type="float">
            <text:p>180748,41679425</text:p>
          </table:table-cell>
          <table:table-cell table:number-columns-repeated="2"/>
        </table:table-row>
        <table:table-row table:style-name="ro1">
          <table:table-cell office:value-type="float" office:value="651000" calcext:value-type="float">
            <text:p>651000</text:p>
          </table:table-cell>
          <table:table-cell office:value-type="float" office:value="175927" calcext:value-type="float">
            <text:p>175927</text:p>
          </table:table-cell>
          <table:table-cell table:formula="of:=[.B67]/([.A67]*LOG([.A67])*LOG([.A67]))" office:value-type="float" office:value="0.00799583925086825" calcext:value-type="float">
            <text:p>0,00799583925086825</text:p>
          </table:table-cell>
          <table:table-cell table:formula="of:=[.A67]*LOG([.A67])*LOG([.A67]) * [.F$3]" office:value-type="float" office:value="183993.5074963" calcext:value-type="float">
            <text:p>183993,5074963</text:p>
          </table:table-cell>
          <table:table-cell table:number-columns-repeated="2"/>
        </table:table-row>
        <table:table-row table:style-name="ro1">
          <table:table-cell office:value-type="float" office:value="661000" calcext:value-type="float">
            <text:p>661000</text:p>
          </table:table-cell>
          <table:table-cell office:value-type="float" office:value="181372" calcext:value-type="float">
            <text:p>181372</text:p>
          </table:table-cell>
          <table:table-cell table:formula="of:=[.B68]/([.A68]*LOG([.A68])*LOG([.A68]))" office:value-type="float" office:value="0.00810014414766988" calcext:value-type="float">
            <text:p>0,00810014414766988</text:p>
          </table:table-cell>
          <table:table-cell table:formula="of:=[.A68]*LOG([.A68])*LOG([.A68]) * [.F$3]" office:value-type="float" office:value="187245.569518679" calcext:value-type="float">
            <text:p>187245,569518679</text:p>
          </table:table-cell>
          <table:table-cell table:number-columns-repeated="2"/>
        </table:table-row>
        <table:table-row table:style-name="ro1">
          <table:table-cell office:value-type="float" office:value="671000" calcext:value-type="float">
            <text:p>671000</text:p>
          </table:table-cell>
          <table:table-cell office:value-type="float" office:value="177751" calcext:value-type="float">
            <text:p>177751</text:p>
          </table:table-cell>
          <table:table-cell table:formula="of:=[.B69]/([.A69]*LOG([.A69])*LOG([.A69]))" office:value-type="float" office:value="0.0078026272339458" calcext:value-type="float">
            <text:p>0,0078026272339458</text:p>
          </table:table-cell>
          <table:table-cell table:formula="of:=[.A69]*LOG([.A69])*LOG([.A69]) * [.F$3]" office:value-type="float" office:value="190504.50466318" calcext:value-type="float">
            <text:p>190504,50466318</text:p>
          </table:table-cell>
          <table:table-cell table:number-columns-repeated="2"/>
        </table:table-row>
        <table:table-row table:style-name="ro1">
          <table:table-cell office:value-type="float" office:value="681000" calcext:value-type="float">
            <text:p>681000</text:p>
          </table:table-cell>
          <table:table-cell office:value-type="float" office:value="185610" calcext:value-type="float">
            <text:p>185610</text:p>
          </table:table-cell>
          <table:table-cell table:formula="of:=[.B70]/([.A70]*LOG([.A70])*LOG([.A70]))" office:value-type="float" office:value="0.00801029296152718" calcext:value-type="float">
            <text:p>0,00801029296152718</text:p>
          </table:table-cell>
          <table:table-cell table:formula="of:=[.A70]*LOG([.A70])*LOG([.A70]) * [.F$3]" office:value-type="float" office:value="193770.217551203" calcext:value-type="float">
            <text:p>193770,217551203</text:p>
          </table:table-cell>
          <table:table-cell table:number-columns-repeated="2"/>
        </table:table-row>
        <table:table-row table:style-name="ro1">
          <table:table-cell office:value-type="float" office:value="691000" calcext:value-type="float">
            <text:p>691000</text:p>
          </table:table-cell>
          <table:table-cell office:value-type="float" office:value="185958" calcext:value-type="float">
            <text:p>185958</text:p>
          </table:table-cell>
          <table:table-cell table:formula="of:=[.B71]/([.A71]*LOG([.A71])*LOG([.A71]))" office:value-type="float" office:value="0.00789203057386448" calcext:value-type="float">
            <text:p>0,00789203057386448</text:p>
          </table:table-cell>
          <table:table-cell table:formula="of:=[.A71]*LOG([.A71])*LOG([.A71]) * [.F$3]" office:value-type="float" office:value="197042.615502664" calcext:value-type="float">
            <text:p>197042,615502664</text:p>
          </table:table-cell>
          <table:table-cell table:number-columns-repeated="2"/>
        </table:table-row>
        <table:table-row table:style-name="ro1">
          <table:table-cell office:value-type="float" office:value="701000" calcext:value-type="float">
            <text:p>701000</text:p>
          </table:table-cell>
          <table:table-cell office:value-type="float" office:value="185811" calcext:value-type="float">
            <text:p>185811</text:p>
          </table:table-cell>
          <table:table-cell table:formula="of:=[.B72]/([.A72]*LOG([.A72])*LOG([.A72]))" office:value-type="float" office:value="0.00775671220152312" calcext:value-type="float">
            <text:p>0,00775671220152312</text:p>
          </table:table-cell>
          <table:table-cell table:formula="of:=[.A72]*LOG([.A72])*LOG([.A72]) * [.F$3]" office:value-type="float" office:value="200321.608421781" calcext:value-type="float">
            <text:p>200321,608421781</text:p>
          </table:table-cell>
          <table:table-cell table:number-columns-repeated="2"/>
        </table:table-row>
        <table:table-row table:style-name="ro1">
          <table:table-cell office:value-type="float" office:value="711000" calcext:value-type="float">
            <text:p>711000</text:p>
          </table:table-cell>
          <table:table-cell office:value-type="float" office:value="186249" calcext:value-type="float">
            <text:p>186249</text:p>
          </table:table-cell>
          <table:table-cell table:formula="of:=[.B73]/([.A73]*LOG([.A73])*LOG([.A73]))" office:value-type="float" office:value="0.00764953557762469" calcext:value-type="float">
            <text:p>0,00764953557762469</text:p>
          </table:table-cell>
          <table:table-cell table:formula="of:=[.A73]*LOG([.A73])*LOG([.A73]) * [.F$3]" office:value-type="float" office:value="203607.108689245" calcext:value-type="float">
            <text:p>203607,108689245</text:p>
          </table:table-cell>
          <table:table-cell table:number-columns-repeated="2"/>
        </table:table-row>
        <table:table-row table:style-name="ro1">
          <table:table-cell office:value-type="float" office:value="721000" calcext:value-type="float">
            <text:p>721000</text:p>
          </table:table-cell>
          <table:table-cell office:value-type="float" office:value="277269" calcext:value-type="float">
            <text:p>277269</text:p>
          </table:table-cell>
          <table:table-cell table:formula="of:=[.B74]/([.A74]*LOG([.A74])*LOG([.A74]))" office:value-type="float" office:value="0.011206678560098" calcext:value-type="float">
            <text:p>0,011206678560098</text:p>
          </table:table-cell>
          <table:table-cell table:formula="of:=[.A74]*LOG([.A74])*LOG([.A74]) * [.F$3]" office:value-type="float" office:value="206899.031060358" calcext:value-type="float">
            <text:p>206899,031060358</text:p>
          </table:table-cell>
          <table:table-cell table:number-columns-repeated="2"/>
        </table:table-row>
        <table:table-row table:style-name="ro1">
          <table:table-cell office:value-type="float" office:value="731000" calcext:value-type="float">
            <text:p>731000</text:p>
          </table:table-cell>
          <table:table-cell office:value-type="float" office:value="203341" calcext:value-type="float">
            <text:p>203341</text:p>
          </table:table-cell>
          <table:table-cell table:formula="of:=[.B75]/([.A75]*LOG([.A75])*LOG([.A75]))" office:value-type="float" office:value="0.00808969025320601" calcext:value-type="float">
            <text:p>0,00808969025320601</text:p>
          </table:table-cell>
          <table:table-cell table:formula="of:=[.A75]*LOG([.A75])*LOG([.A75]) * [.F$3]" office:value-type="float" office:value="210197.292568691" calcext:value-type="float">
            <text:p>210197,292568691</text:p>
          </table:table-cell>
          <table:table-cell table:number-columns-repeated="2"/>
        </table:table-row>
        <table:table-row table:style-name="ro1">
          <table:table-cell office:value-type="float" office:value="741000" calcext:value-type="float">
            <text:p>741000</text:p>
          </table:table-cell>
          <table:table-cell office:value-type="float" office:value="195701" calcext:value-type="float">
            <text:p>195701</text:p>
          </table:table-cell>
          <table:table-cell table:formula="of:=[.B76]/([.A76]*LOG([.A76])*LOG([.A76]))" office:value-type="float" office:value="0.00766523607223761" calcext:value-type="float">
            <text:p>0,00766523607223761</text:p>
          </table:table-cell>
          <table:table-cell table:formula="of:=[.A76]*LOG([.A76])*LOG([.A76]) * [.F$3]" office:value-type="float" office:value="213501.812434937" calcext:value-type="float">
            <text:p>213501,812434937</text:p>
          </table:table-cell>
          <table:table-cell table:number-columns-repeated="2"/>
        </table:table-row>
        <table:table-row table:style-name="ro1">
          <table:table-cell office:value-type="float" office:value="751000" calcext:value-type="float">
            <text:p>751000</text:p>
          </table:table-cell>
          <table:table-cell office:value-type="float" office:value="205129" calcext:value-type="float">
            <text:p>205129</text:p>
          </table:table-cell>
          <table:table-cell table:formula="of:=[.B77]/([.A77]*LOG([.A77])*LOG([.A77]))" office:value-type="float" office:value="0.00791182691368673" calcext:value-type="float">
            <text:p>0,00791182691368673</text:p>
          </table:table-cell>
          <table:table-cell table:formula="of:=[.A77]*LOG([.A77])*LOG([.A77]) * [.F$3]" office:value-type="float" office:value="216812.51198057" calcext:value-type="float">
            <text:p>216812,51198057</text:p>
          </table:table-cell>
          <table:table-cell table:number-columns-repeated="2"/>
        </table:table-row>
        <table:table-row table:style-name="ro1">
          <table:table-cell office:value-type="float" office:value="761000" calcext:value-type="float">
            <text:p>761000</text:p>
          </table:table-cell>
          <table:table-cell office:value-type="float" office:value="206031" calcext:value-type="float">
            <text:p>206031</text:p>
          </table:table-cell>
          <table:table-cell table:formula="of:=[.B78]/([.A78]*LOG([.A78])*LOG([.A78]))" office:value-type="float" office:value="0.00782688125854477" calcext:value-type="float">
            <text:p>0,00782688125854477</text:p>
          </table:table-cell>
          <table:table-cell table:formula="of:=[.A78]*LOG([.A78])*LOG([.A78]) * [.F$3]" office:value-type="float" office:value="220129.31454603" calcext:value-type="float">
            <text:p>220129,31454603</text:p>
          </table:table-cell>
          <table:table-cell table:number-columns-repeated="2"/>
        </table:table-row>
        <table:table-row table:style-name="ro1">
          <table:table-cell office:value-type="float" office:value="771000" calcext:value-type="float">
            <text:p>771000</text:p>
          </table:table-cell>
          <table:table-cell office:value-type="float" office:value="209354" calcext:value-type="float">
            <text:p>209354</text:p>
          </table:table-cell>
          <table:table-cell table:formula="of:=[.B79]/([.A79]*LOG([.A79])*LOG([.A79]))" office:value-type="float" office:value="0.00783485187839519" calcext:value-type="float">
            <text:p>0,00783485187839519</text:p>
          </table:table-cell>
          <table:table-cell table:formula="of:=[.A79]*LOG([.A79])*LOG([.A79]) * [.F$3]" office:value-type="float" office:value="223452.145413118" calcext:value-type="float">
            <text:p>223452,145413118</text:p>
          </table:table-cell>
          <table:table-cell table:number-columns-repeated="2"/>
        </table:table-row>
        <table:table-row table:style-name="ro1">
          <table:table-cell office:value-type="float" office:value="781000" calcext:value-type="float">
            <text:p>781000</text:p>
          </table:table-cell>
          <table:table-cell office:value-type="float" office:value="216575" calcext:value-type="float">
            <text:p>216575</text:p>
          </table:table-cell>
          <table:table-cell table:formula="of:=[.B80]/([.A80]*LOG([.A80])*LOG([.A80]))" office:value-type="float" office:value="0.00798612022365701" calcext:value-type="float">
            <text:p>0,00798612022365701</text:p>
          </table:table-cell>
          <table:table-cell table:formula="of:=[.A80]*LOG([.A80])*LOG([.A80]) * [.F$3]" office:value-type="float" office:value="226780.931731346" calcext:value-type="float">
            <text:p>226780,931731346</text:p>
          </table:table-cell>
          <table:table-cell table:number-columns-repeated="2"/>
        </table:table-row>
        <table:table-row table:style-name="ro1">
          <table:table-cell office:value-type="float" office:value="791000" calcext:value-type="float">
            <text:p>791000</text:p>
          </table:table-cell>
          <table:table-cell office:value-type="float" office:value="216739" calcext:value-type="float">
            <text:p>216739</text:p>
          </table:table-cell>
          <table:table-cell table:formula="of:=[.B81]/([.A81]*LOG([.A81])*LOG([.A81]))" office:value-type="float" office:value="0.00787635088367098" calcext:value-type="float">
            <text:p>0,00787635088367098</text:p>
          </table:table-cell>
          <table:table-cell table:formula="of:=[.A81]*LOG([.A81])*LOG([.A81]) * [.F$3]" office:value-type="float" office:value="230115.602447978" calcext:value-type="float">
            <text:p>230115,602447978</text:p>
          </table:table-cell>
          <table:table-cell table:number-columns-repeated="2"/>
        </table:table-row>
        <table:table-row table:style-name="ro1">
          <table:table-cell office:value-type="float" office:value="801000" calcext:value-type="float">
            <text:p>801000</text:p>
          </table:table-cell>
          <table:table-cell office:value-type="float" office:value="218916" calcext:value-type="float">
            <text:p>218916</text:p>
          </table:table-cell>
          <table:table-cell table:formula="of:=[.B82]/([.A82]*LOG([.A82])*LOG([.A82]))" office:value-type="float" office:value="0.00784163016696046" calcext:value-type="float">
            <text:p>0,00784163016696046</text:p>
          </table:table-cell>
          <table:table-cell table:formula="of:=[.A82]*LOG([.A82])*LOG([.A82]) * [.F$3]" office:value-type="float" office:value="233456.088241556" calcext:value-type="float">
            <text:p>233456,088241556</text:p>
          </table:table-cell>
          <table:table-cell table:number-columns-repeated="2"/>
        </table:table-row>
        <table:table-row table:style-name="ro1">
          <table:table-cell office:value-type="float" office:value="811000" calcext:value-type="float">
            <text:p>811000</text:p>
          </table:table-cell>
          <table:table-cell office:value-type="float" office:value="218491" calcext:value-type="float">
            <text:p>218491</text:p>
          </table:table-cell>
          <table:table-cell table:formula="of:=[.B83]/([.A83]*LOG([.A83])*LOG([.A83]))" office:value-type="float" office:value="0.00771581227514873" calcext:value-type="float">
            <text:p>0,00771581227514873</text:p>
          </table:table-cell>
          <table:table-cell table:formula="of:=[.A83]*LOG([.A83])*LOG([.A83]) * [.F$3]" office:value-type="float" office:value="236802.321458666" calcext:value-type="float">
            <text:p>236802,321458666</text:p>
          </table:table-cell>
          <table:table-cell table:number-columns-repeated="2"/>
        </table:table-row>
        <table:table-row table:style-name="ro1">
          <table:table-cell office:value-type="float" office:value="821000" calcext:value-type="float">
            <text:p>821000</text:p>
          </table:table-cell>
          <table:table-cell office:value-type="float" office:value="215128" calcext:value-type="float">
            <text:p>215128</text:p>
          </table:table-cell>
          <table:table-cell table:formula="of:=[.B84]/([.A84]*LOG([.A84])*LOG([.A84]))" office:value-type="float" office:value="0.00749101633645497" calcext:value-type="float">
            <text:p>0,00749101633645497</text:p>
          </table:table-cell>
          <table:table-cell table:formula="of:=[.A84]*LOG([.A84])*LOG([.A84]) * [.F$3]" office:value-type="float" office:value="240154.23605378" calcext:value-type="float">
            <text:p>240154,23605378</text:p>
          </table:table-cell>
          <table:table-cell table:number-columns-repeated="2"/>
        </table:table-row>
        <table:table-row table:style-name="ro1">
          <table:table-cell office:value-type="float" office:value="831000" calcext:value-type="float">
            <text:p>831000</text:p>
          </table:table-cell>
          <table:table-cell office:value-type="float" office:value="216212" calcext:value-type="float">
            <text:p>216212</text:p>
          </table:table-cell>
          <table:table-cell table:formula="of:=[.B85]/([.A85]*LOG([.A85])*LOG([.A85]))" office:value-type="float" office:value="0.00742495621696886" calcext:value-type="float">
            <text:p>0,00742495621696886</text:p>
          </table:table-cell>
          <table:table-cell table:formula="of:=[.A85]*LOG([.A85])*LOG([.A85]) * [.F$3]" office:value-type="float" office:value="243511.767531957" calcext:value-type="float">
            <text:p>243511,767531957</text:p>
          </table:table-cell>
          <table:table-cell table:number-columns-repeated="2"/>
        </table:table-row>
        <table:table-row table:style-name="ro1">
          <table:table-cell office:value-type="float" office:value="841000" calcext:value-type="float">
            <text:p>841000</text:p>
          </table:table-cell>
          <table:table-cell office:value-type="float" office:value="214510" calcext:value-type="float">
            <text:p>214510</text:p>
          </table:table-cell>
          <table:table-cell table:formula="of:=[.B86]/([.A86]*LOG([.A86])*LOG([.A86]))" office:value-type="float" office:value="0.00726615645217364" calcext:value-type="float">
            <text:p>0,00726615645217364</text:p>
          </table:table-cell>
          <table:table-cell table:formula="of:=[.A86]*LOG([.A86])*LOG([.A86]) * [.F$3]" office:value-type="float" office:value="246874.852894265" calcext:value-type="float">
            <text:p>246874,852894265</text:p>
          </table:table-cell>
          <table:table-cell table:number-columns-repeated="2"/>
        </table:table-row>
        <table:table-row table:style-name="ro1">
          <table:table-cell office:value-type="float" office:value="851000" calcext:value-type="float">
            <text:p>851000</text:p>
          </table:table-cell>
          <table:table-cell office:value-type="float" office:value="233733" calcext:value-type="float">
            <text:p>233733</text:p>
          </table:table-cell>
          <table:table-cell table:formula="of:=[.B87]/([.A87]*LOG([.A87])*LOG([.A87]))" office:value-type="float" office:value="0.0078107260206403" calcext:value-type="float">
            <text:p>0,0078107260206403</text:p>
          </table:table-cell>
          <table:table-cell table:formula="of:=[.A87]*LOG([.A87])*LOG([.A87]) * [.F$3]" office:value-type="float" office:value="250243.430585737" calcext:value-type="float">
            <text:p>250243,430585737</text:p>
          </table:table-cell>
          <table:table-cell table:number-columns-repeated="2"/>
        </table:table-row>
        <table:table-row table:style-name="ro1">
          <table:table-cell office:value-type="float" office:value="861000" calcext:value-type="float">
            <text:p>861000</text:p>
          </table:table-cell>
          <table:table-cell office:value-type="float" office:value="230118" calcext:value-type="float">
            <text:p>230118</text:p>
          </table:table-cell>
          <table:table-cell table:formula="of:=[.B88]/([.A88]*LOG([.A88])*LOG([.A88]))" office:value-type="float" office:value="0.00758761928323616" calcext:value-type="float">
            <text:p>0,00758761928323616</text:p>
          </table:table-cell>
          <table:table-cell table:formula="of:=[.A88]*LOG([.A88])*LOG([.A88]) * [.F$3]" office:value-type="float" office:value="253617.440445734" calcext:value-type="float">
            <text:p>253617,440445734</text:p>
          </table:table-cell>
          <table:table-cell table:number-columns-repeated="2"/>
        </table:table-row>
        <table:table-row table:style-name="ro1">
          <table:table-cell office:value-type="float" office:value="871000" calcext:value-type="float">
            <text:p>871000</text:p>
          </table:table-cell>
          <table:table-cell office:value-type="float" office:value="224359" calcext:value-type="float">
            <text:p>224359</text:p>
          </table:table-cell>
          <table:table-cell table:formula="of:=[.B89]/([.A89]*LOG([.A89])*LOG([.A89]))" office:value-type="float" office:value="0.007300452774247" calcext:value-type="float">
            <text:p>0,007300452774247</text:p>
          </table:table-cell>
          <table:table-cell table:formula="of:=[.A89]*LOG([.A89])*LOG([.A89]) * [.F$3]" office:value-type="float" office:value="256996.823660569" calcext:value-type="float">
            <text:p>256996,823660569</text:p>
          </table:table-cell>
          <table:table-cell table:number-columns-repeated="2"/>
        </table:table-row>
        <table:table-row table:style-name="ro1">
          <table:table-cell office:value-type="float" office:value="881000" calcext:value-type="float">
            <text:p>881000</text:p>
          </table:table-cell>
          <table:table-cell office:value-type="float" office:value="231414" calcext:value-type="float">
            <text:p>231414</text:p>
          </table:table-cell>
          <table:table-cell table:formula="of:=[.B90]/([.A90]*LOG([.A90])*LOG([.A90]))" office:value-type="float" office:value="0.00743213385386488" calcext:value-type="float">
            <text:p>0,00743213385386488</text:p>
          </table:table-cell>
          <table:table-cell table:formula="of:=[.A90]*LOG([.A90])*LOG([.A90]) * [.F$3]" office:value-type="float" office:value="260381.522718266" calcext:value-type="float">
            <text:p>260381,522718266</text:p>
          </table:table-cell>
          <table:table-cell table:number-columns-repeated="2"/>
        </table:table-row>
        <table:table-row table:style-name="ro1">
          <table:table-cell office:value-type="float" office:value="891000" calcext:value-type="float">
            <text:p>891000</text:p>
          </table:table-cell>
          <table:table-cell office:value-type="float" office:value="234396" calcext:value-type="float">
            <text:p>234396</text:p>
          </table:table-cell>
          <table:table-cell table:formula="of:=[.B91]/([.A91]*LOG([.A91])*LOG([.A91]))" office:value-type="float" office:value="0.00743115660433494" calcext:value-type="float">
            <text:p>0,00743115660433494</text:p>
          </table:table-cell>
          <table:table-cell table:formula="of:=[.A91]*LOG([.A91])*LOG([.A91]) * [.F$3]" office:value-type="float" office:value="263771.48136533" calcext:value-type="float">
            <text:p>263771,4813653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07T11:26:06.713178201</dc:date>
    <meta:editing-duration>PT1H22M21S</meta:editing-duration>
    <meta:editing-cycles>4</meta:editing-cycles>
    <meta:generator>LibreOffice/7.3.7.2$Linux_X86_64 LibreOffice_project/30$Build-2</meta:generator>
    <meta:document-statistic meta:table-count="1" meta:cell-count="36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scatter" chart:style-name="ch1">
        <chart:legend chart:legend-position="end" svg:x="10.689cm" svg:y="3.768cm" style:legend-expansion="high" chart:style-name="ch2"/>
        <chart:plot-area chart:style-name="ch3" table:cell-range-address="shellsort.A2:shellsort.B11 shellsort.B1:shellsort.B1 shellsort.D1:shellsort.D11" chart:data-source-has-labels="row" svg:x="0.32cm" svg:y="0.18cm" svg:width="10.049cm" svg:height="8.647cm">
          <chart:coordinate-region svg:x="1.493cm" svg:y="0.375cm" svg:width="8.321cm" svg:height="7.8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llsort.B2:shellsort.B11" chart:label-cell-address="shellsort.B1:shellsort.B1" chart:class="chart:scatter">
            <chart:domain table:cell-range-address="shellsort.A2:shellsort.A11"/>
            <chart:data-point chart:repeated="10"/>
          </chart:series>
          <chart:series chart:style-name="ch7" chart:values-cell-range-address="shellsort.D2:shellsort.D11" chart:label-cell-address="shellsort.D1:shellsort.D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(us)</text:p>
                <draw:g>
                  <svg:desc>shellsort.B1:shellsort.B1</svg:desc>
                </draw:g>
              </table:table-cell>
              <table:table-cell office:value-type="string">
                <text:p>Tiempo teórico estimado= K*f(n)</text:p>
                <draw:g>
                  <svg:desc>shellsort.D1:shellso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llsort.A2:shellsort.A11</svg:desc>
                </draw:g>
              </table:table-cell>
              <table:table-cell office:value-type="float" office:value="120">
                <text:p>120</text:p>
                <draw:g>
                  <svg:desc>shellsort.B2:shellsort.B11</svg:desc>
                </draw:g>
              </table:table-cell>
              <table:table-cell office:value-type="float" office:value="75.2621404462903">
                <text:p>75.2621404462903</text:p>
                <draw:g>
                  <svg:desc>shellsort.D2:shellsort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000">
                <text:p>11000</text:p>
              </table:table-cell>
              <table:table-cell office:value-type="float" office:value="1991">
                <text:p>1991</text:p>
              </table:table-cell>
              <table:table-cell office:value-type="float" office:value="1502.41130664728">
                <text:p>1502.41130664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000">
                <text:p>21000</text:p>
              </table:table-cell>
              <table:table-cell office:value-type="float" office:value="3935">
                <text:p>3935</text:p>
              </table:table-cell>
              <table:table-cell office:value-type="float" office:value="3280.7032300113">
                <text:p>3280.70323001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00">
                <text:p>31000</text:p>
              </table:table-cell>
              <table:table-cell office:value-type="float" office:value="5668">
                <text:p>5668</text:p>
              </table:table-cell>
              <table:table-cell office:value-type="float" office:value="5229.39938065726">
                <text:p>5229.39938065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000">
                <text:p>41000</text:p>
              </table:table-cell>
              <table:table-cell office:value-type="float" office:value="9193">
                <text:p>9193</text:p>
              </table:table-cell>
              <table:table-cell office:value-type="float" office:value="7295.3162473823">
                <text:p>7295.31624738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000">
                <text:p>51000</text:p>
              </table:table-cell>
              <table:table-cell office:value-type="float" office:value="9826">
                <text:p>9826</text:p>
              </table:table-cell>
              <table:table-cell office:value-type="float" office:value="9451.4368666218">
                <text:p>9451.43686662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1000">
                <text:p>61000</text:p>
              </table:table-cell>
              <table:table-cell office:value-type="float" office:value="12204">
                <text:p>12204</text:p>
              </table:table-cell>
              <table:table-cell office:value-type="float" office:value="11681.2050064301">
                <text:p>11681.20500643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000">
                <text:p>71000</text:p>
              </table:table-cell>
              <table:table-cell office:value-type="float" office:value="14528">
                <text:p>14528</text:p>
              </table:table-cell>
              <table:table-cell office:value-type="float" office:value="13973.3716777677">
                <text:p>13973.37167776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1000">
                <text:p>81000</text:p>
              </table:table-cell>
              <table:table-cell office:value-type="float" office:value="16999">
                <text:p>16999</text:p>
              </table:table-cell>
              <table:table-cell office:value-type="float" office:value="16319.769276088">
                <text:p>16319.7692760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1000">
                <text:p>91000</text:p>
              </table:table-cell>
              <table:table-cell office:value-type="float" office:value="19043">
                <text:p>19043</text:p>
              </table:table-cell>
              <table:table-cell office:value-type="float" office:value="18714.184849518">
                <text:p>18714.1848495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